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66ddc" officeooo:paragraph-rsid="00066ddc"/>
    </style:style>
    <style:style style:name="P2" style:family="paragraph" style:parent-style-name="Standard">
      <style:text-properties officeooo:rsid="0008175c" officeooo:paragraph-rsid="0008175c"/>
    </style:style>
    <style:style style:name="P3" style:family="paragraph" style:parent-style-name="Standard">
      <style:text-properties officeooo:rsid="000a092b" officeooo:paragraph-rsid="000a092b"/>
    </style:style>
    <style:style style:name="P4" style:family="paragraph" style:parent-style-name="Standard">
      <style:text-properties officeooo:rsid="000a8c43" officeooo:paragraph-rsid="000a8c43"/>
    </style:style>
    <style:style style:name="P5" style:family="paragraph" style:parent-style-name="Standard">
      <style:text-properties officeooo:rsid="000e1368" officeooo:paragraph-rsid="000e1368"/>
    </style:style>
    <style:style style:name="P6" style:family="paragraph" style:parent-style-name="Standard">
      <style:text-properties fo:color="#cf3834" fo:font-size="14pt" style:text-underline-style="none" officeooo:rsid="000e1368" officeooo:paragraph-rsid="000e1368" fo:background-color="#fedcc6" style:font-size-asian="14pt" style:font-size-complex="14pt"/>
    </style:style>
    <style:style style:name="P7" style:family="paragraph" style:parent-style-name="Standard">
      <style:text-properties officeooo:rsid="000bc207" officeooo:paragraph-rsid="001106c7"/>
    </style:style>
    <style:style style:name="P8" style:family="paragraph" style:parent-style-name="Standard">
      <style:text-properties officeooo:rsid="00106a73" officeooo:paragraph-rsid="001106c7"/>
    </style:style>
    <style:style style:name="P9" style:family="paragraph" style:parent-style-name="Standard">
      <style:text-properties officeooo:rsid="00106a73" officeooo:paragraph-rsid="001106c7" fo:background-color="#fffbcc"/>
    </style:style>
    <style:style style:name="P10" style:family="paragraph" style:parent-style-name="Standard">
      <style:text-properties officeooo:rsid="000a8c43" officeooo:paragraph-rsid="001106c7" fo:background-color="transparent"/>
    </style:style>
    <style:style style:name="T1" style:family="text">
      <style:text-properties officeooo:rsid="000e874f"/>
    </style:style>
    <style:style style:name="T2" style:family="text">
      <style:text-properties officeooo:rsid="00106a73"/>
    </style:style>
    <style:style style:name="T3" style:family="text">
      <style:text-properties officeooo:rsid="001106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&lt; Github 사용법 정리&gt;</text:p>
      <text:p text:style-name="P5"/>
      <text:p text:style-name="P10">(요약)</text:p>
      <text:p text:style-name="P9">1. 홈페이지-fork 생성</text:p>
      <text:p text:style-name="P9"/>
      <text:p text:style-name="P9">2. git config --global user.name 이름</text:p>
      <text:p text:style-name="P9"><text:s text:c="5"/>git config --global user.email 메일주소</text:p>
      <text:p text:style-name="P9"/>
      <text:p text:style-name="P9">3. mkdir tt(로컬디렉토리 생성)</text:p>
      <text:p text:style-name="P9"><text:s text:c="5"/>cd tt(디렉토리 들어가기)</text:p>
      <text:p text:style-name="P9"><text:s text:c="5"/>git init(깃 명령어 사용가능하게 설정)</text:p>
      <text:p text:style-name="P9"/>
      <text:p text:style-name="P9">4. git add filename(추가)</text:p>
      <text:p text:style-name="P9"><text:s text:c="5"/>git add .(현재 디렉토리 모든 파일 추가)</text:p>
      <text:p text:style-name="P9"/>
      <text:p text:style-name="P9">5. git commit -m “설명”(커밋하기)</text:p>
      <text:p text:style-name="P9"/>
      <text:p text:style-name="P9">6. <text:span text:style-name="T3">git remote add origin https://~~(로컬과 원격 저장소 연결)</text:span></text:p>
      <text:p text:style-name="P9"><text:s text:c="5"/><text:span text:style-name="T3">git remote -v (연결 상태 확인)</text:span></text:p>
      <text:p text:style-name="P9">7. <text:span text:style-name="T3">git push origin master (깃허브로 최종보내기)</text:span></text:p>
      <text:p text:style-name="P5"/>
      <text:p text:style-name="P5"/>
      <text:p text:style-name="P5"/>
      <text:p text:style-name="P5"/>
      <text:p text:style-name="P3">(<text:span text:style-name="T2">git넣을 디렉토리 생성</text:span>)</text:p>
      <text:p text:style-name="P1">mkdir gitfol</text:p>
      <text:p text:style-name="P1">cd gitfol</text:p>
      <text:p text:style-name="P1">git init</text:p>
      <text:p text:style-name="P1"/>
      <text:p text:style-name="P1">(커밋전 <text:span text:style-name="T2">add</text:span>)</text:p>
      <text:p text:style-name="P1">git add hello.c</text:p>
      <text:p text:style-name="P1">git reset<text:span text:style-name="T2">(add취소)</text:span></text:p>
      <text:p text:style-name="P1"/>
      <text:p text:style-name="P1">(커밋하기)</text:p>
      <text:p text:style-name="P1">git commit hello.c</text:p>
      <text:p text:style-name="P1">git commit -m “efefef”</text:p>
      <text:p text:style-name="P1"/>
      <text:p text:style-name="P1">(깃에서 내컴으로 복제)</text:p>
      <text:p text:style-name="P1">Git clone <text:a xlink:type="simple" xlink:href="http://gitgub.com/" text:style-name="Internet_20_link" text:visited-style-name="Visited_20_Internet_20_Link">http://gitgub.com</text:a>~~</text:p>
      <text:p text:style-name="P1"/>
      <text:p text:style-name="P1"><text:soft-page-break/>(기록보기)</text:p>
      <text:p text:style-name="P1">git shortlog</text:p>
      <text:p text:style-name="P1">git log</text:p>
      <text:p text:style-name="P1">git show(최근기록)</text:p>
      <text:p text:style-name="P1">git status(확인)</text:p>
      <text:p text:style-name="P1"/>
      <text:p text:style-name="P1">(임시저장소에 넣기)</text:p>
      <text:p text:style-name="P1">git stash</text:p>
      <text:p text:style-name="P1">git stash pop</text:p>
      <text:p text:style-name="P1"/>
      <text:p text:style-name="P1">(라인별로 기록 읽기)</text:p>
      <text:p text:style-name="P1">git blame test.c(변경사항 보기)</text:p>
      <text:p text:style-name="P1">git show 8defe33(해당커밋번호로 읽기)</text:p>
      <text:p text:style-name="P1"/>
      <text:p text:style-name="P1">(달라진점 확인하기)</text:p>
      <text:p text:style-name="P1">git diff</text:p>
      <text:p text:style-name="P1"/>
      <text:p text:style-name="P2">(기록에서 최근 커밋 가져오기)</text:p>
      <text:p text:style-name="P2">git checkout -- ttt.c</text:p>
      <text:p text:style-name="P3"/>
      <text:p text:style-name="P3">(브랜치 사용하기(경로를 이동할 필요가 없어서 편리))</text:p>
      <text:p text:style-name="P2">branch : 같은경로지만 다른공간 사용</text:p>
      <text:p text:style-name="P2"/>
      <text:p text:style-name="P2">(새로운 브랜치생성)</text:p>
      <text:p text:style-name="P2">git checkout -b dev</text:p>
      <text:p text:style-name="P2"/>
      <text:p text:style-name="P2">(브랜치 확인하기)</text:p>
      <text:p text:style-name="P2">git branch</text:p>
      <text:p text:style-name="P2"/>
      <text:p text:style-name="P2">(브랜치 바꾸기)</text:p>
      <text:p text:style-name="P2">git checkout master</text:p>
      <text:p text:style-name="P2">git checkout dev</text:p>
      <text:p text:style-name="P2"/>
      <text:p text:style-name="P4">(과거로 돌아가기)</text:p>
      <text:p text:style-name="P4">git show -q 1a126ed</text:p>
      <text:p text:style-name="P4">git rest –hard 1a126ed-1</text:p>
      <text:p text:style-name="P4">git reset –hard origin/master</text:p>
      <text:p text:style-name="P4"/>
      <text:p text:style-name="P7">(원격저장소 등록)</text:p>
      <text:p text:style-name="P8">git remote add origin https:~~</text:p>
      <text:p text:style-name="P8">git fetch origin</text:p>
      <text:p text:style-name="P8"><text:soft-page-break/>(올리기 &amp; 내려받기)</text:p>
      <text:p text:style-name="P7">git push origin <text:span text:style-name="T1">branch명</text:span></text:p>
      <text:p text:style-name="P8">git push</text:p>
      <text:p text:style-name="P8">git pull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7:13:09.105036974</meta:creation-date>
    <dc:date>2018-12-18T20:44:29.258562989</dc:date>
    <meta:editing-duration>PT11M39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3" meta:paragraph-count="61" meta:word-count="445" meta:character-count="1098" meta:non-whitespace-character-count="932"/>
  </office:meta>
</office:document-meta>
</file>